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A0000028C2161ACD3810A79F5.png" manifest:media-type="image/png"/>
  <manifest:file-entry manifest:full-path="Pictures/100002010000029E0000032E0F930AA39E523F41.png" manifest:media-type="image/png"/>
  <manifest:file-entry manifest:full-path="Pictures/10000201000002B30000035745A242A04057C24F.png" manifest:media-type="image/png"/>
  <manifest:file-entry manifest:full-path="Pictures/1000020100000270000002F1DEA95DC514B79E0B.png" manifest:media-type="image/png"/>
  <manifest:file-entry manifest:full-path="Pictures/1000020100000287000002F4ACA1AAFD2102E0DA.png" manifest:media-type="image/png"/>
  <manifest:file-entry manifest:full-path="Pictures/100002010000039F0000038787C80D6A357095E0.png" manifest:media-type="image/png"/>
  <manifest:file-entry manifest:full-path="Pictures/100002010000023500000385811D1ADE327CCC7B.png" manifest:media-type="image/png"/>
  <manifest:file-entry manifest:full-path="Pictures/100002010000028000000261F00F784261F3EF63.png" manifest:media-type="image/png"/>
  <manifest:file-entry manifest:full-path="Pictures/10000201000002E50000032FBDD9F7C96662D656.png" manifest:media-type="image/png"/>
  <manifest:file-entry manifest:full-path="Pictures/1000020100000615000001D256B948D6F4D305C9.png" manifest:media-type="image/png"/>
  <manifest:file-entry manifest:full-path="Pictures/1000020100000753000001FEB9AF797FD2C29FEF.png" manifest:media-type="image/png"/>
  <manifest:file-entry manifest:full-path="Pictures/1000020100000346000002AA851E62A1B08AFD5A.png" manifest:media-type="image/png"/>
  <manifest:file-entry manifest:full-path="Pictures/10000201000003450000028500A0AA6A3AC461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office:annotation office:name="__Annotation__3_2601886784" loext:resolved="false"><dc:creator>Jackhaz1 Gaming</dc:creator><dc:date>2021-10-13T10:57:48</dc:date><text:p><text:span text:style-name="T1">Creating a Realm</text:span></text:p></office:annotation><draw:frame draw:style-name="fr1" draw:name="image3.png" text:anchor-type="as-char" svg:width="13.27cm" svg:height="16.023cm" draw:z-index="0"><draw:image xlink:href="Pictures/1000020100000270000002F1DEA95DC514B79E0B.png" xlink:type="simple" xlink:show="embed" xlink:actuate="onLoad" draw:mime-type="image/png"/></draw:frame><office:annotation-end office:name="__Annotation__3_2601886784"/><text:soft-page-break/><office:annotation office:name="__Annotation__7_2601886784" loext:resolved="false"><dc:creator>Jackhaz1 Gaming</dc:creator><dc:date>2021-10-13T10:57:59</dc:date><text:p><text:span text:style-name="T1">Creating a Toon</text:span></text:p></office:annotation><draw:frame draw:style-name="fr1" draw:name="image13.png" text:anchor-type="as-char" svg:width="15.921cm" svg:height="19.685cm" draw:z-index="1"><draw:image xlink:href="Pictures/10000201000002B30000035745A242A04057C24F.png" xlink:type="simple" xlink:show="embed" xlink:actuate="onLoad" draw:mime-type="image/png"/></draw:frame><office:annotation-end office:name="__Annotation__7_2601886784"/><text:soft-page-break/><office:annotation office:name="__Annotation__11_2601886784" loext:resolved="false"><dc:creator>Jackhaz1 Gaming</dc:creator><dc:date>2021-10-13T11:24:01</dc:date><text:p><text:span text:style-name="T1">Get Toon by Id, Realm is show with this one</text:span></text:p></office:annotation><draw:frame draw:style-name="fr1" draw:name="image5.png" text:anchor-type="as-char" svg:width="15.921cm" svg:height="18.591cm" draw:z-index="2"><draw:image xlink:href="Pictures/1000020100000287000002F4ACA1AAFD2102E0DA.png" xlink:type="simple" xlink:show="embed" xlink:actuate="onLoad" draw:mime-type="image/png"/></draw:frame><office:annotation-end office:name="__Annotation__11_2601886784"/><text:soft-page-break/><office:annotation office:name="__Annotation__15_2601886784" loext:resolved="false"><dc:creator>Jackhaz1 Gaming</dc:creator><dc:date>2021-10-13T11:24:03</dc:date><text:p><text:span text:style-name="T1">Get Realm by id, the Toon no longer has a realm as you can see which one its in from above</text:span></text:p></office:annotation><draw:frame draw:style-name="fr1" draw:name="image8.png" text:anchor-type="as-char" svg:width="15.921cm" svg:height="19.332cm" draw:z-index="3"><draw:image xlink:href="Pictures/100002010000029E0000032E0F930AA39E523F41.png" xlink:type="simple" xlink:show="embed" xlink:actuate="onLoad" draw:mime-type="image/png"/></draw:frame><office:annotation-end office:name="__Annotation__15_2601886784"/><text:soft-page-break/><office:annotation office:name="__Annotation__19_2601886784" loext:resolved="false"><dc:creator>Jackhaz1 Gaming</dc:creator><dc:date>2021-10-13T11:24:04</dc:date><text:p><text:span text:style-name="T1">Get all Toons</text:span></text:p></office:annotation><draw:frame draw:style-name="fr1" draw:name="image11.png" text:anchor-type="as-char" svg:width="15.921cm" svg:height="15.522cm" draw:z-index="4"><draw:image xlink:href="Pictures/100002010000039F0000038787C80D6A357095E0.png" xlink:type="simple" xlink:show="embed" xlink:actuate="onLoad" draw:mime-type="image/png"/></draw:frame><office:annotation-end office:name="__Annotation__19_2601886784"/><text:soft-page-break/><office:annotation office:name="__Annotation__23_2601886784" loext:resolved="false"><dc:creator>Jackhaz1 Gaming</dc:creator><dc:date>2021-10-13T11:24:06</dc:date><text:p><text:span text:style-name="T1">Get all Realms</text:span></text:p></office:annotation><draw:frame draw:style-name="fr1" draw:name="image9.png" text:anchor-type="as-char" svg:width="14.949cm" svg:height="23.839cm" draw:z-index="5"><draw:image xlink:href="Pictures/100002010000023500000385811D1ADE327CCC7B.png" xlink:type="simple" xlink:show="embed" xlink:actuate="onLoad" draw:mime-type="image/png"/></draw:frame><office:annotation-end office:name="__Annotation__23_2601886784"/><text:soft-page-break/><office:annotation office:name="__Annotation__27_2601886784" loext:resolved="false"><dc:creator>Jackhaz1 Gaming</dc:creator><dc:date>2021-10-13T10:59:28</dc:date><text:p><text:span text:style-name="T1">Updating Toon</text:span></text:p></office:annotation><draw:frame draw:style-name="fr1" draw:name="image12.png" text:anchor-type="as-char" svg:width="15.921cm" svg:height="17.498cm" draw:z-index="6"><draw:image xlink:href="Pictures/10000201000002E50000032FBDD9F7C96662D656.png" xlink:type="simple" xlink:show="embed" xlink:actuate="onLoad" draw:mime-type="image/png"/></draw:frame><office:annotation-end office:name="__Annotation__27_2601886784"/><text:soft-page-break/><office:annotation office:name="__Annotation__31_2601886784" loext:resolved="false"><dc:creator>Jackhaz1 Gaming</dc:creator><dc:date>2021-10-13T10:56:08</dc:date><text:p><text:span text:style-name="T1">Updating a realm</text:span></text:p></office:annotation><draw:frame draw:style-name="fr1" draw:name="image4.png" text:anchor-type="as-char" svg:width="15.921cm" svg:height="15.134cm" draw:z-index="7"><draw:image xlink:href="Pictures/100002010000028000000261F00F784261F3EF63.png" xlink:type="simple" xlink:show="embed" xlink:actuate="onLoad" draw:mime-type="image/png"/></draw:frame><office:annotation-end office:name="__Annotation__31_2601886784"/><office:annotation office:name="__Annotation__35_2601886784" loext:resolved="false"><dc:creator>Jackhaz1 Gaming</dc:creator><dc:date>2021-10-13T10:55:53</dc:date><text:p><text:span text:style-name="T1">Delete Toon by id</text:span></text:p></office:annotation><draw:frame draw:style-name="fr1" draw:name="image7.png" text:anchor-type="as-char" svg:width="17.21cm" svg:height="4.763cm" draw:z-index="8"><draw:image xlink:href="Pictures/1000020100000615000001D256B948D6F4D305C9.png" xlink:type="simple" xlink:show="embed" xlink:actuate="onLoad" draw:mime-type="image/png"/></draw:frame><office:annotation-end office:name="__Annotation__35_2601886784"/><text:soft-page-break/><office:annotation office:name="__Annotation__39_2601886784" loext:resolved="false"><dc:creator>Jackhaz1 Gaming</dc:creator><dc:date>2021-10-13T10:55:44</dc:date><text:p><text:span text:style-name="T1">Delete realm by id</text:span></text:p></office:annotation><draw:frame draw:style-name="fr1" draw:name="image1.png" text:anchor-type="as-char" svg:width="16.983cm" svg:height="4.627cm" draw:z-index="9"><draw:image xlink:href="Pictures/1000020100000753000001FEB9AF797FD2C29FEF.png" xlink:type="simple" xlink:show="embed" xlink:actuate="onLoad" draw:mime-type="image/png"/></draw:frame><office:annotation-end office:name="__Annotation__39_2601886784"/><office:annotation office:name="__Annotation__43_2601886784" loext:resolved="false"><dc:creator>Jackhaz1 Gaming</dc:creator><dc:date>2021-10-13T10:54:31</dc:date><text:p><text:span text:style-name="T1">My project is not running and data is saved</text:span></text:p></office:annotation><draw:frame draw:style-name="fr1" draw:name="image10.png" text:anchor-type="as-char" svg:width="15.921cm" svg:height="12.947cm" draw:z-index="10"><draw:image xlink:href="Pictures/1000020100000346000002AA851E62A1B08AFD5A.png" xlink:type="simple" xlink:show="embed" xlink:actuate="onLoad" draw:mime-type="image/png"/></draw:frame><office:annotation-end office:name="__Annotation__43_2601886784"/><text:soft-page-break/><office:annotation office:name="__Annotation__47_2601886784" loext:resolved="false"><dc:creator>Jackhaz1 Gaming</dc:creator><dc:date>2021-10-13T10:55:16</dc:date><text:p><text:span text:style-name="T1">My project is not running and data is saved</text:span></text:p></office:annotation><draw:frame draw:style-name="fr1" draw:name="image6.png" text:anchor-type="as-char" svg:width="15.921cm" svg:height="12.277cm" draw:z-index="11"><draw:image xlink:href="Pictures/10000201000003450000028500A0AA6A3AC46109.png" xlink:type="simple" xlink:show="embed" xlink:actuate="onLoad" draw:mime-type="image/png"/></draw:frame><office:annotation-end office:name="__Annotation__47_2601886784"/><office:annotation office:name="__Annotation__51_2601886784" loext:resolved="false"><dc:creator>Jackhaz1 Gaming</dc:creator><dc:date>2021-10-13T10:55:24</dc:date><text:p><text:span text:style-name="T1">Test results</text:span></text:p></office:annotation><draw:frame draw:style-name="fr1" draw:name="image2.png" text:anchor-type="as-char" svg:width="15.921cm" svg:height="10.372cm" draw:z-index="12"><draw:image xlink:href="Pictures/10000201000003EA0000028C2161ACD3810A79F5.png" xlink:type="simple" xlink:show="embed" xlink:actuate="onLoad" draw:mime-type="image/png"/></draw:frame><office:annotation-end office:name="__Annotation__51_260188678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document-statistic meta:table-count="0" meta:image-count="13" meta:object-count="0" meta:page-count="10" meta:paragraph-count="1" meta:word-count="0" meta:character-count="0" meta:non-whitespace-character-count="0"/>
  </office:meta>
</office:document-meta>
</file>